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3126in"/>
    </style:style>
    <style:style style:name="co6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10" style:family="table-cell" style:parent-style-name="Default" style:data-style-name="N4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4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krs</text:p>
          </table:table-cell>
          <table:table-cell table:style-name="ce1" office:value-type="string" calcext:value-type="string">
            <text:p>rok_kalendarzowy</text:p>
          </table:table-cell>
          <table:table-cell table:style-name="ce1" office:value-type="string" calcext:value-type="string">
            <text:p>sprawozdanie_finansowe</text:p>
          </table:table-cell>
          <table:table-cell table:style-name="ce1" office:value-type="string" calcext:value-type="string">
            <text:p>uchwala_zatw</text:p>
          </table:table-cell>
          <table:table-cell table:style-name="ce1" office:value-type="string" calcext:value-type="string">
            <text:p>kiedy_bylo</text:p>
          </table:table-cell>
          <table:table-cell table:style-name="ce1" office:value-type="string" calcext:value-type="string">
            <text:p>w_sprawie</text:p>
          </table:table-cell>
          <table:table-cell table:style-name="ce3" office:value-type="string" calcext:value-type="string">
            <text:p>bilans</text:p>
          </table:table-cell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przeciw</text:p>
          </table:table-cell>
          <table:table-cell table:style-name="ce1" office:value-type="string" calcext:value-type="string">
            <text:p>wstrzymujacy</text:p>
          </table:table-cell>
          <table:table-cell table:style-name="ce1" office:value-type="string" calcext:value-type="string">
            <text:p>niewazne</text:p>
          </table:table-cell>
          <table:table-cell table:style-name="ce1" office:value-type="string" calcext:value-type="string">
            <text:p>uwagi</text:p>
          </table:table-cell>
          <table:table-cell table:style-name="ce1" table:number-columns-repeated="1009"/>
          <table:table-cell table:number-columns-repeated="3"/>
        </table:table-row>
        <table:table-row table:style-name="ro1">
          <table:table-cell office:value-type="float" office:value="65997" calcext:value-type="float">
            <text:p>6599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18124862.17" calcext:value-type="float">
            <text:p>218,124,862.17</text:p>
          </table:table-cell>
          <table:table-cell office:value-type="float" office:value="425" calcext:value-type="float">
            <text:p>425</text:p>
          </table:table-cell>
          <table:table-cell office:value-type="float" office:value="197" calcext:value-type="float">
            <text:p>19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138601" calcext:value-type="float">
            <text:p>13860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2142701.82" calcext:value-type="float">
            <text:p>22,142,701.8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131267" calcext:value-type="float">
            <text:p>13126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348678.1" calcext:value-type="float">
            <text:p>5,348,678.10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table:style-name="ce2" office:value-type="float" office:value="234840" calcext:value-type="float">
            <text:p>23484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17 rok</text:p>
          </table:table-cell>
          <table:table-cell table:number-columns-repeated="1012"/>
        </table:table-row>
        <table:table-row table:style-name="ro1">
          <table:table-cell office:value-type="float" office:value="1060577" calcext:value-type="float">
            <text:p>106057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brak dokumentow</text:p>
          </table:table-cell>
          <table:table-cell table:number-columns-repeated="1012"/>
        </table:table-row>
        <table:table-row table:style-name="ro1">
          <table:table-cell office:value-type="float" office:value="771170" calcext:value-type="float">
            <text:p>77117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sprawozdanie finansowe za 2021</text:p>
          </table:table-cell>
          <table:table-cell table:number-columns-repeated="1012"/>
        </table:table-row>
        <table:table-row table:style-name="ro1">
          <table:table-cell office:value-type="float" office:value="752037" calcext:value-type="float">
            <text:p>75203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71990.64" calcext:value-type="float">
            <text:p>671,990.6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749306" calcext:value-type="float">
            <text:p>74930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brak dokumentow</text:p>
          </table:table-cell>
          <table:table-cell table:number-columns-repeated="1012"/>
        </table:table-row>
        <table:table-row table:style-name="ro1">
          <table:table-cell office:value-type="float" office:value="740785" calcext:value-type="float">
            <text:p>74078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3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54155.26" calcext:value-type="float">
            <text:p>954,155.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732250" calcext:value-type="float">
            <text:p>73225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079411.52" calcext:value-type="float">
            <text:p>9,079,411.5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696164" calcext:value-type="float">
            <text:p>69616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20303.7" calcext:value-type="float">
            <text:p>20,303.70</text:p>
          </table:table-cell>
          <table:table-cell table:number-columns-repeated="4"/>
          <table:table-cell office:value-type="string" calcext:value-type="string">
            <text:p>brak uchwaly o zatwierdzeniu</text:p>
          </table:table-cell>
          <table:table-cell table:number-columns-repeated="1012"/>
        </table:table-row>
        <table:table-row table:style-name="ro1">
          <table:table-cell office:value-type="float" office:value="657544" calcext:value-type="float">
            <text:p>65754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732357.29" calcext:value-type="float">
            <text:p>5,732,357.29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644401" calcext:value-type="float">
            <text:p>64440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4034834.84" calcext:value-type="float">
            <text:p>4,034,834.84</text:p>
          </table:table-cell>
          <table:table-cell table:number-columns-repeated="1017"/>
        </table:table-row>
        <table:table-row table:style-name="ro1">
          <table:table-cell office:value-type="float" office:value="597910" calcext:value-type="float">
            <text:p>5979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2101953.86" calcext:value-type="float">
            <text:p>2,101,953.86</text:p>
          </table:table-cell>
          <table:table-cell table:number-columns-repeated="1017"/>
        </table:table-row>
        <table:table-row table:style-name="ro1">
          <table:table-cell office:value-type="float" office:value="596023" calcext:value-type="float">
            <text:p>59602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481700.91" calcext:value-type="float">
            <text:p>481,700.91</text:p>
          </table:table-cell>
          <table:table-cell table:number-columns-repeated="1017"/>
        </table:table-row>
        <table:table-row table:style-name="ro1">
          <table:table-cell office:value-type="float" office:value="511080" calcext:value-type="float">
            <text:p>51108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sprawozdanie finansowe 2022</text:p>
          </table:table-cell>
          <table:table-cell office:value-type="float" office:value="6377982.67" calcext:value-type="float">
            <text:p>6,377,982.6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451702" calcext:value-type="float">
            <text:p>45170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sprawozdanie finansowe 2022</text:p>
          </table:table-cell>
          <table:table-cell office:value-type="float" office:value="2293385.87" calcext:value-type="float">
            <text:p>2,293,385.8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410983" calcext:value-type="float">
            <text:p>4109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float" office:value="7393280.17" calcext:value-type="float">
            <text:p>7,393,280.17</text:p>
          </table:table-cell>
          <table:table-cell table:number-columns-repeated="4"/>
          <table:table-cell office:value-type="string" calcext:value-type="string">
            <text:p>brak danych za 2022</text:p>
          </table:table-cell>
          <table:table-cell table:number-columns-repeated="1012"/>
        </table:table-row>
        <table:table-row table:style-name="ro1">
          <table:table-cell office:value-type="float" office:value="394357" calcext:value-type="float">
            <text:p>39435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1020"/>
        </table:table-row>
        <table:table-row table:style-name="ro1">
          <table:table-cell office:value-type="float" office:value="382149" calcext:value-type="float">
            <text:p>38214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string" calcext:value-type="string">
            <text:p>sprawozdanie finansowe 2022</text:p>
          </table:table-cell>
          <table:table-cell office:value-type="float" office:value="14156494.08" calcext:value-type="float">
            <text:p>14,156,494.0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367513" calcext:value-type="float">
            <text:p>36751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5-2023</text:p>
          </table:table-cell>
          <table:table-cell office:value-type="string" calcext:value-type="string">
            <text:p>sprawozdanie finansowe 2022</text:p>
          </table:table-cell>
          <table:table-cell office:value-type="float" office:value="2742933.58" calcext:value-type="float">
            <text:p>2,742,933.5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347590" calcext:value-type="float">
            <text:p>34759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sprawozdanie finansowe 2022</text:p>
          </table:table-cell>
          <table:table-cell office:value-type="float" office:value="18193167.43" calcext:value-type="float">
            <text:p>18,193,167.4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330634" calcext:value-type="float">
            <text:p>33063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652664.74" calcext:value-type="float">
            <text:p>652,664.74</text:p>
          </table:table-cell>
          <table:table-cell table:number-columns-repeated="1017"/>
        </table:table-row>
        <table:table-row table:style-name="ro1">
          <table:table-cell office:value-type="float" office:value="329877" calcext:value-type="float">
            <text:p>32987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617273.61" calcext:value-type="float">
            <text:p>9,617,273.6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328279" calcext:value-type="float">
            <text:p>32827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brak dokumentow</text:p>
          </table:table-cell>
          <table:table-cell table:number-columns-repeated="1012"/>
        </table:table-row>
        <table:table-row table:style-name="ro1">
          <table:table-cell office:value-type="float" office:value="310852" calcext:value-type="float">
            <text:p>31085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829411.45" calcext:value-type="float">
            <text:p>8,829,411.4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87421" calcext:value-type="float">
            <text:p>28742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string" calcext:value-type="string">
            <text:p>zatwierdzenie bilansu za 2022</text:p>
          </table:table-cell>
          <table:table-cell office:value-type="float" office:value="114860.01" calcext:value-type="float">
            <text:p>114,860.01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83922" calcext:value-type="float">
            <text:p>28392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5547832.83" calcext:value-type="float">
            <text:p>15,547,832.83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79277" calcext:value-type="float">
            <text:p>27927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096711.23" calcext:value-type="float">
            <text:p>5,096,711.23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77030" calcext:value-type="float">
            <text:p>27703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8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05705.14" calcext:value-type="float">
            <text:p>105,705.14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75466" calcext:value-type="float">
            <text:p>27546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sprawozdanie finansowe za 2021</text:p>
          </table:table-cell>
          <table:table-cell table:number-columns-repeated="1012"/>
        </table:table-row>
        <table:table-row table:style-name="ro1">
          <table:table-cell office:value-type="float" office:value="269602" calcext:value-type="float">
            <text:p>26960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sprawozdanie finansowe za 2021</text:p>
          </table:table-cell>
          <table:table-cell table:number-columns-repeated="1012"/>
        </table:table-row>
        <table:table-row table:style-name="ro1">
          <table:table-cell office:value-type="float" office:value="268904" calcext:value-type="float">
            <text:p>26890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17 rok</text:p>
          </table:table-cell>
          <table:table-cell table:number-columns-repeated="1012"/>
        </table:table-row>
        <table:table-row table:style-name="ro1">
          <table:table-cell office:value-type="float" office:value="266765" calcext:value-type="float">
            <text:p>26676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oraz podziału nadwyżki bilansowej za 2022</text:p>
          </table:table-cell>
          <table:table-cell office:value-type="float" office:value="1291453.26" calcext:value-type="float">
            <text:p>1,291,453.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63802" calcext:value-type="float">
            <text:p>26380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51336796.14" calcext:value-type="float">
            <text:p>151,336,796.14</text:p>
          </table:table-cell>
          <table:table-cell table:number-columns-repeated="1017"/>
        </table:table-row>
        <table:table-row table:style-name="ro1">
          <table:table-cell office:value-type="float" office:value="263785" calcext:value-type="float">
            <text:p>26378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sprawozdanie finansowe za 2021</text:p>
          </table:table-cell>
          <table:table-cell table:number-columns-repeated="1012"/>
        </table:table-row>
        <table:table-row table:style-name="ro1">
          <table:table-cell office:value-type="float" office:value="263510" calcext:value-type="float">
            <text:p>2635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532924.54" calcext:value-type="float">
            <text:p>9,532,924.54</text:p>
          </table:table-cell>
          <table:table-cell table:number-columns-repeated="1017"/>
        </table:table-row>
        <table:table-row table:style-name="ro1">
          <table:table-cell office:value-type="float" office:value="260415" calcext:value-type="float">
            <text:p>26041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45556.55" calcext:value-type="float">
            <text:p>645,556.5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54510" calcext:value-type="float">
            <text:p>2545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615661.25" calcext:value-type="float">
            <text:p>6,615,661.2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51730" calcext:value-type="float">
            <text:p>25173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41318.13" calcext:value-type="float">
            <text:p>841,318.13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50524" calcext:value-type="float">
            <text:p>25052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9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807243.01" calcext:value-type="float">
            <text:p>1,807,243.0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44952" calcext:value-type="float">
            <text:p>24495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8348973.88" calcext:value-type="float">
            <text:p>18,348,973.88</text:p>
          </table:table-cell>
          <table:table-cell table:number-columns-repeated="1017"/>
        </table:table-row>
        <table:table-row table:style-name="ro1">
          <table:table-cell office:value-type="float" office:value="242346" calcext:value-type="float">
            <text:p>24234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9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801160.65" calcext:value-type="float">
            <text:p>5,801,160.6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37805" calcext:value-type="float">
            <text:p>23780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7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744226.84" calcext:value-type="float">
            <text:p>3,744,226.8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32999" calcext:value-type="float">
            <text:p>23299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9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894857.41" calcext:value-type="float">
            <text:p>1,894,857.41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31960" calcext:value-type="float">
            <text:p>23196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04012.45" calcext:value-type="float">
            <text:p>304,012.4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31029" calcext:value-type="float">
            <text:p>231029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425426.69" calcext:value-type="float">
            <text:p>1,425,426.69</text:p>
          </table:table-cell>
          <table:table-cell table:number-columns-repeated="1017"/>
        </table:table-row>
        <table:table-row table:style-name="ro1">
          <table:table-cell office:value-type="float" office:value="230579" calcext:value-type="float">
            <text:p>230579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337187.95" calcext:value-type="float">
            <text:p>1,337,187.95</text:p>
          </table:table-cell>
          <table:table-cell table:number-columns-repeated="1017"/>
        </table:table-row>
        <table:table-row table:style-name="ro1">
          <table:table-cell office:value-type="float" office:value="230555" calcext:value-type="float">
            <text:p>23055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385900.71" calcext:value-type="float">
            <text:p>3,385,900.7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4390" calcext:value-type="float">
            <text:p>22439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20166.74" calcext:value-type="float">
            <text:p>420,166.7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24384" calcext:value-type="float">
            <text:p>22438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07795.41" calcext:value-type="float">
            <text:p>107,795.4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24292" calcext:value-type="float">
            <text:p>22429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41353632.99" calcext:value-type="float">
            <text:p>241,353,632.99</text:p>
          </table:table-cell>
          <table:table-cell office:value-type="float" office:value="254" calcext:value-type="float">
            <text:p>25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221082" calcext:value-type="float">
            <text:p>22108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2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38531.54" calcext:value-type="float">
            <text:p>138,531.54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18909" calcext:value-type="float">
            <text:p>21890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436081.8" calcext:value-type="float">
            <text:p>4,436,081.80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17738" calcext:value-type="float">
            <text:p>21773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4-12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104343.96" calcext:value-type="float">
            <text:p>2,104,343.96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12657" calcext:value-type="float">
            <text:p>21265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69280.37" calcext:value-type="float">
            <text:p>169,280.3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12445" calcext:value-type="float">
            <text:p>21244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976154.29" calcext:value-type="float">
            <text:p>6,976,154.29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11268" calcext:value-type="float">
            <text:p>21126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dane dostepne za 2021</text:p>
          </table:table-cell>
          <table:table-cell table:number-columns-repeated="1012"/>
        </table:table-row>
        <table:table-row table:style-name="ro1">
          <table:table-cell office:value-type="float" office:value="211048" calcext:value-type="float">
            <text:p>21104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0418727.4" calcext:value-type="float">
            <text:p>30,418,727.4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10997" calcext:value-type="float">
            <text:p>210997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69995203.68" calcext:value-type="float">
            <text:p>69,995,203.68</text:p>
          </table:table-cell>
          <table:table-cell table:number-columns-repeated="1017"/>
        </table:table-row>
        <table:table-row table:style-name="ro1">
          <table:table-cell office:value-type="float" office:value="210996" calcext:value-type="float">
            <text:p>21099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7135849.49" calcext:value-type="float">
            <text:p>27,135,849.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9737" calcext:value-type="float">
            <text:p>20973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030285.58" calcext:value-type="float">
            <text:p>2,030,285.58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06656" calcext:value-type="float">
            <text:p>20665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117222.37" calcext:value-type="float">
            <text:p>5,117,222.37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902" calcext:value-type="float">
            <text:p>20190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193117.02" calcext:value-type="float">
            <text:p>2,193,117.0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389" calcext:value-type="float">
            <text:p>20138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920071.97" calcext:value-type="float">
            <text:p>4,920,071.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8403" calcext:value-type="float">
            <text:p>19840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7738412.51" calcext:value-type="float">
            <text:p>17,738,412.5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float" office:value="199944" calcext:value-type="float">
            <text:p>19994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6-07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80381.87" calcext:value-type="float">
            <text:p>380,381.87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99766" calcext:value-type="float">
            <text:p>19976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7184517.54" calcext:value-type="float">
            <text:p>7,184,517.5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9886" calcext:value-type="float">
            <text:p>19988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02045.2" calcext:value-type="float">
            <text:p>502,045.20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98901" calcext:value-type="float">
            <text:p>19890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79067.99" calcext:value-type="float">
            <text:p>879,067.9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8793" calcext:value-type="float">
            <text:p>19879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884355.44" calcext:value-type="float">
            <text:p>1,884,355.44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98722" calcext:value-type="float">
            <text:p>19872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0000000" calcext:value-type="float">
            <text:p>50,000,000.00</text:p>
          </table:table-cell>
          <table:table-cell table:number-columns-repeated="4"/>
          <table:table-cell office:value-type="string" calcext:value-type="string">
            <text:p>brak biliansu za 2022, szacunek za 2021</text:p>
          </table:table-cell>
          <table:table-cell table:number-columns-repeated="1012"/>
        </table:table-row>
        <table:table-row table:style-name="ro1">
          <table:table-cell office:value-type="float" office:value="198483" calcext:value-type="float">
            <text:p>1984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okumenty za 2020</text:p>
          </table:table-cell>
          <table:table-cell table:number-columns-repeated="1012"/>
        </table:table-row>
        <table:table-row table:style-name="ro1">
          <table:table-cell office:value-type="float" office:value="197564" calcext:value-type="float">
            <text:p>19756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0197909.56" calcext:value-type="float">
            <text:p>10,197,909.5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96140" calcext:value-type="float">
            <text:p>19614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do krsu za 2022 są wgrane dokumenty za 2021</text:p>
          </table:table-cell>
          <table:table-cell table:number-columns-repeated="1012"/>
        </table:table-row>
        <table:table-row table:style-name="ro1">
          <table:table-cell office:value-type="float" office:value="195328" calcext:value-type="float">
            <text:p>19532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1097448.1" calcext:value-type="float">
            <text:p>21,097,448.1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93500" calcext:value-type="float">
            <text:p>19350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0-01-2024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1434540.53" calcext:value-type="float">
            <text:p>21,434,540.5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94254" calcext:value-type="float">
            <text:p>19425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podziału nadwyzki bilansowej za 2022</text:p>
          </table:table-cell>
          <table:table-cell office:value-type="float" office:value="2434659.41" calcext:value-type="float">
            <text:p>2,434,659.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ak uchwaly o zatwierdzeniu sprawozdania finansowego, jest o nadwyzce</text:p>
          </table:table-cell>
          <table:table-cell table:number-columns-repeated="1012"/>
        </table:table-row>
        <table:table-row table:style-name="ro1">
          <table:table-cell office:value-type="float" office:value="193837" calcext:value-type="float">
            <text:p>19383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1-2024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1746929.25" calcext:value-type="float">
            <text:p>21,746,929.25</text:p>
          </table:table-cell>
          <table:table-cell table:number-columns-repeated="1017"/>
        </table:table-row>
        <table:table-row table:style-name="ro1">
          <table:table-cell office:value-type="float" office:value="192908" calcext:value-type="float">
            <text:p>19290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191903" calcext:value-type="float">
            <text:p>19190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73830.19" calcext:value-type="float">
            <text:p>173,830.19</text:p>
          </table:table-cell>
          <table:table-cell table:number-columns-repeated="4"/>
          <table:table-cell office:value-type="string" calcext:value-type="string">
            <text:p>stan likwidacji</text:p>
          </table:table-cell>
          <table:table-cell table:number-columns-repeated="1012"/>
        </table:table-row>
        <table:table-row table:style-name="ro1">
          <table:table-cell office:value-type="float" office:value="191119" calcext:value-type="float">
            <text:p>19111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12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332986.56" calcext:value-type="float">
            <text:p>6,332,986.5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89480" calcext:value-type="float">
            <text:p>18948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303447.3" calcext:value-type="float">
            <text:p>4,303,447.30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89858" calcext:value-type="float">
            <text:p>18985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11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000000" calcext:value-type="float">
            <text:p>2,000,000.00</text:p>
          </table:table-cell>
          <table:table-cell table:number-columns-repeated="4"/>
          <table:table-cell office:value-type="string" calcext:value-type="string">
            <text:p>blad w krs za lata 2022, 2021 , szacunek za 2020 rok</text:p>
          </table:table-cell>
          <table:table-cell table:number-columns-repeated="1012"/>
        </table:table-row>
        <table:table-row table:style-name="ro1">
          <table:table-cell office:value-type="float" office:value="189285" calcext:value-type="float">
            <text:p>18928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188534" calcext:value-type="float">
            <text:p>18853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189242" calcext:value-type="float">
            <text:p>18924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7794844.64" calcext:value-type="float">
            <text:p>7,794,844.6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8459" calcext:value-type="float">
            <text:p>18845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0217105.65" calcext:value-type="float">
            <text:p>50,217,105.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87327" calcext:value-type="float">
            <text:p>18732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006943.62" calcext:value-type="float">
            <text:p>1,006,943.62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87199" calcext:value-type="float">
            <text:p>18719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957352.22" calcext:value-type="float">
            <text:p>6,957,352.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87194" calcext:value-type="float">
            <text:p>18719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368603.38" calcext:value-type="float">
            <text:p>8,368,603.3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86168" calcext:value-type="float">
            <text:p>18616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071768.07" calcext:value-type="float">
            <text:p>9,071,768.0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5236" calcext:value-type="float">
            <text:p>18523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948785.95" calcext:value-type="float">
            <text:p>948,785.95</text:p>
          </table:table-cell>
          <table:table-cell table:number-columns-repeated="1017"/>
        </table:table-row>
        <table:table-row table:style-name="ro1">
          <table:table-cell office:value-type="float" office:value="179615" calcext:value-type="float">
            <text:p>17961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2928153.49" calcext:value-type="float">
            <text:p>22,928,153.4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180765" calcext:value-type="float">
            <text:p>18076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41799.13" calcext:value-type="float">
            <text:p>641,799.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81683" calcext:value-type="float">
            <text:p>1816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0640015.16" calcext:value-type="float">
            <text:p>10,640,015.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79583" calcext:value-type="float">
            <text:p>1795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36312691.24" calcext:value-type="float">
            <text:p>136,312,691.24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80383" calcext:value-type="float">
            <text:p>1803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2436752.48" calcext:value-type="float">
            <text:p>42,436,752.4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79466" calcext:value-type="float">
            <text:p>17946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3811278" calcext:value-type="float">
            <text:p>13,811,278.00</text:p>
          </table:table-cell>
          <table:table-cell table:number-columns-repeated="1017"/>
        </table:table-row>
        <table:table-row table:style-name="ro1">
          <table:table-cell office:value-type="float" office:value="178993" calcext:value-type="float">
            <text:p>17899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178632" calcext:value-type="float">
            <text:p>17863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177510" calcext:value-type="float">
            <text:p>1775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11431.05" calcext:value-type="float">
            <text:p>911,431.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75978" calcext:value-type="float">
            <text:p>17597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371626.26" calcext:value-type="float">
            <text:p>2,371,626.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77021" calcext:value-type="float">
            <text:p>17702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07058.68" calcext:value-type="float">
            <text:p>807,058.68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76382" calcext:value-type="float">
            <text:p>17638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1794214.94" calcext:value-type="float">
            <text:p>11,794,214.94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76147" calcext:value-type="float">
            <text:p>176147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5742214.23" calcext:value-type="float">
            <text:p>5,742,214.23</text:p>
          </table:table-cell>
          <table:table-cell table:number-columns-repeated="1017"/>
        </table:table-row>
        <table:table-row table:style-name="ro1">
          <table:table-cell office:value-type="float" office:value="175162" calcext:value-type="float">
            <text:p>17516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1020"/>
        </table:table-row>
        <table:table-row table:style-name="ro1">
          <table:table-cell office:value-type="float" office:value="175747" calcext:value-type="float">
            <text:p>17574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616595.52" calcext:value-type="float">
            <text:p>5,616,595.52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75205" calcext:value-type="float">
            <text:p>17520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7823758.41" calcext:value-type="float">
            <text:p>17,823,758.4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74195" calcext:value-type="float">
            <text:p>17419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196683.48" calcext:value-type="float">
            <text:p>5,196,683.4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73963" calcext:value-type="float">
            <text:p>17396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482277.34" calcext:value-type="float">
            <text:p>6,482,277.34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74194" calcext:value-type="float">
            <text:p>17419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4-12-2023</text:p>
          </table:table-cell>
          <table:table-cell office:value-type="string" calcext:value-type="string">
            <text:p>zatwierdzenie bilansu za 2022</text:p>
          </table:table-cell>
          <table:table-cell office:value-type="float" office:value="714448.69" calcext:value-type="float">
            <text:p>714,448.69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72890" calcext:value-type="float">
            <text:p>17289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173843" calcext:value-type="float">
            <text:p>17384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813047.35" calcext:value-type="float">
            <text:p>2,813,047.3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73049" calcext:value-type="float">
            <text:p>17304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424265.09" calcext:value-type="float">
            <text:p>1,424,265.0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72884" calcext:value-type="float">
            <text:p>17288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158615.15" calcext:value-type="float">
            <text:p>6,158,615.1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72558" calcext:value-type="float">
            <text:p>17255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296114.68" calcext:value-type="float">
            <text:p>9,296,114.6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71797" calcext:value-type="float">
            <text:p>17179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049516.55" calcext:value-type="float">
            <text:p>2,049,516.5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70979" calcext:value-type="float">
            <text:p>17097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0754717.14" calcext:value-type="float">
            <text:p>10,754,717.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69630" calcext:value-type="float">
            <text:p>16963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9550370.02" calcext:value-type="float">
            <text:p>39,550,370.02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69592" calcext:value-type="float">
            <text:p>16959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4262693.47" calcext:value-type="float">
            <text:p>24,262,693.47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68017" calcext:value-type="float">
            <text:p>16801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162820" calcext:value-type="float">
            <text:p>16282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621859" calcext:value-type="float">
            <text:p>1,621,859.0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65653" calcext:value-type="float">
            <text:p>16565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233567.23" calcext:value-type="float">
            <text:p>233,567.23</text:p>
          </table:table-cell>
          <table:table-cell table:number-columns-repeated="1017"/>
        </table:table-row>
        <table:table-row table:style-name="ro1">
          <table:table-cell office:value-type="float" office:value="161994" calcext:value-type="float">
            <text:p>16199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35519.78" calcext:value-type="float">
            <text:p>435,519.7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65306" calcext:value-type="float">
            <text:p>16530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871839.4" calcext:value-type="float">
            <text:p>5,871,839.40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65604" calcext:value-type="float">
            <text:p>16560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65865.75" calcext:value-type="float">
            <text:p>265,865.75</text:p>
          </table:table-cell>
          <table:table-cell table:number-columns-repeated="1017"/>
        </table:table-row>
        <table:table-row table:style-name="ro1">
          <table:table-cell office:value-type="float" office:value="163711" calcext:value-type="float">
            <text:p>16371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948172.95" calcext:value-type="float">
            <text:p>1,948,172.9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162967" calcext:value-type="float">
            <text:p>16296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894026.47" calcext:value-type="float">
            <text:p>2,894,026.4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9859" calcext:value-type="float">
            <text:p>15985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8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72939309.22" calcext:value-type="float">
            <text:p>72,939,309.22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162550" calcext:value-type="float">
            <text:p>16255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3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71826866.11" calcext:value-type="float">
            <text:p>71,826,866.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58554" calcext:value-type="float">
            <text:p>15855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676763.32" calcext:value-type="float">
            <text:p>2,676,763.32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60434" calcext:value-type="float">
            <text:p>16043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145698.78" calcext:value-type="float">
            <text:p>8,145,698.78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59883" calcext:value-type="float">
            <text:p>15988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5780273.22" calcext:value-type="float">
            <text:p>5,780,273.22</text:p>
          </table:table-cell>
          <table:table-cell table:number-columns-repeated="1017"/>
        </table:table-row>
        <table:table-row table:style-name="ro1">
          <table:table-cell office:value-type="float" office:value="158329" calcext:value-type="float">
            <text:p>15832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323140.56" calcext:value-type="float">
            <text:p>2,323,140.5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58188" calcext:value-type="float">
            <text:p>15818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610346.43" calcext:value-type="float">
            <text:p>1,610,346.4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57204" calcext:value-type="float">
            <text:p>15720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378035.34" calcext:value-type="float">
            <text:p>6,378,035.34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57590" calcext:value-type="float">
            <text:p>15759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130400.01" calcext:value-type="float">
            <text:p>3,130,400.0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58200" calcext:value-type="float">
            <text:p>15820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034078.28" calcext:value-type="float">
            <text:p>1,034,078.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57587" calcext:value-type="float">
            <text:p>15758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18</text:p>
          </table:table-cell>
          <table:table-cell table:number-columns-repeated="1012"/>
        </table:table-row>
        <table:table-row table:style-name="ro1">
          <table:table-cell office:value-type="float" office:value="153934" calcext:value-type="float">
            <text:p>15393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24528449.53" calcext:value-type="float">
            <text:p>24,528,449.53</text:p>
          </table:table-cell>
          <table:table-cell table:number-columns-repeated="1017"/>
        </table:table-row>
        <table:table-row table:style-name="ro1">
          <table:table-cell office:value-type="float" office:value="148044" calcext:value-type="float">
            <text:p>14804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21510469.62" calcext:value-type="float">
            <text:p>21,510,469.62</text:p>
          </table:table-cell>
          <table:table-cell table:number-columns-repeated="1017"/>
        </table:table-row>
        <table:table-row table:style-name="ro1">
          <table:table-cell office:value-type="float" office:value="155293" calcext:value-type="float">
            <text:p>15529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0566972.76" calcext:value-type="float">
            <text:p>10,566,972.76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54131" calcext:value-type="float">
            <text:p>15413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861569" calcext:value-type="float">
            <text:p>1,861,569.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54550" calcext:value-type="float">
            <text:p>15455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154472" calcext:value-type="float">
            <text:p>15447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409956.57" calcext:value-type="float">
            <text:p>1,409,956.5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52088" calcext:value-type="float">
            <text:p>15208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3998934.03" calcext:value-type="float">
            <text:p>13,998,934.03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51848" calcext:value-type="float">
            <text:p>15184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2898895.14" calcext:value-type="float">
            <text:p>12,898,895.1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50153" calcext:value-type="float">
            <text:p>15015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4377284.84" calcext:value-type="float">
            <text:p>24,377,284.8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office:value-type="float" office:value="149486" calcext:value-type="float">
            <text:p>14948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1391701.07" calcext:value-type="float">
            <text:p>11,391,701.0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51841" calcext:value-type="float">
            <text:p>15184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309922.16" calcext:value-type="float">
            <text:p>1,309,922.1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0261" calcext:value-type="float">
            <text:p>15026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9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737696.28" calcext:value-type="float">
            <text:p>1,737,696.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50178" calcext:value-type="float">
            <text:p>15017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18</text:p>
          </table:table-cell>
          <table:table-cell table:number-columns-repeated="1012"/>
        </table:table-row>
        <table:table-row table:style-name="ro1">
          <table:table-cell office:value-type="float" office:value="149618" calcext:value-type="float">
            <text:p>14961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72458402.99" calcext:value-type="float">
            <text:p>72,458,402.99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kt notarialny</text:p>
          </table:table-cell>
          <table:table-cell table:number-columns-repeated="1012"/>
        </table:table-row>
        <table:table-row table:style-name="ro1">
          <table:table-cell office:value-type="float" office:value="149677" calcext:value-type="float">
            <text:p>14967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18</text:p>
          </table:table-cell>
          <table:table-cell table:number-columns-repeated="1012"/>
        </table:table-row>
        <table:table-row table:style-name="ro1">
          <table:table-cell office:value-type="float" office:value="142762" calcext:value-type="float">
            <text:p>14276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5263206.79" calcext:value-type="float">
            <text:p>35,263,206.7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142891" calcext:value-type="float">
            <text:p>14289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5192889.59" calcext:value-type="float">
            <text:p>15,192,889.59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48702" calcext:value-type="float">
            <text:p>14870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4564878.93" calcext:value-type="float">
            <text:p>14,564,878.9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48675" calcext:value-type="float">
            <text:p>14867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9962835" calcext:value-type="float">
            <text:p>19,962,835.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47432" calcext:value-type="float">
            <text:p>14743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44247.39" calcext:value-type="float">
            <text:p>244,247.3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42843" calcext:value-type="float">
            <text:p>14284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075475.2" calcext:value-type="float">
            <text:p>3,075,475.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45834" calcext:value-type="float">
            <text:p>14583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7297392.68" calcext:value-type="float">
            <text:p>17,297,392.68</text:p>
          </table:table-cell>
          <table:table-cell table:number-columns-repeated="1017"/>
        </table:table-row>
        <table:table-row table:style-name="ro1">
          <table:table-cell office:value-type="float" office:value="144869" calcext:value-type="float">
            <text:p>14486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14177273.74" calcext:value-type="float">
            <text:p>114,177,273.74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44446" calcext:value-type="float">
            <text:p>14444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9586844.71" calcext:value-type="float">
            <text:p>59,586,844.71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43767" calcext:value-type="float">
            <text:p>14376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2029790.99" calcext:value-type="float">
            <text:p>12,029,790.99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42034" calcext:value-type="float">
            <text:p>14203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246511.77" calcext:value-type="float">
            <text:p>2,246,511.77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42687" calcext:value-type="float">
            <text:p>14268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18</text:p>
          </table:table-cell>
          <table:table-cell table:number-columns-repeated="1012"/>
        </table:table-row>
        <table:table-row table:style-name="ro1">
          <table:table-cell office:value-type="float" office:value="143268" calcext:value-type="float">
            <text:p>14326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3305377.45" calcext:value-type="float">
            <text:p>33,305,377.4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2067" calcext:value-type="float">
            <text:p>14206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141257" calcext:value-type="float">
            <text:p>14125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75096533.44" calcext:value-type="float">
            <text:p>75,096,533.44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41038" calcext:value-type="float">
            <text:p>14103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9697216.54" calcext:value-type="float">
            <text:p>89,697,216.54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40985" calcext:value-type="float">
            <text:p>14098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4575387.38" calcext:value-type="float">
            <text:p>34,575,387.3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37751" calcext:value-type="float">
            <text:p>13775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29925220.13" calcext:value-type="float">
            <text:p>29,925,220.13</text:p>
          </table:table-cell>
          <table:table-cell table:number-columns-repeated="1017"/>
        </table:table-row>
        <table:table-row table:style-name="ro1">
          <table:table-cell office:value-type="float" office:value="132608" calcext:value-type="float">
            <text:p>132608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tak </text:p>
          </table:table-cell>
          <table:table-cell office:value-type="string" calcext:value-type="string">
            <text:p>2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41304.05" calcext:value-type="float">
            <text:p>841,304.0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float" office:value="136428" calcext:value-type="float">
            <text:p>13642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91667.63" calcext:value-type="float">
            <text:p>191,667.6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35181" calcext:value-type="float">
            <text:p>13518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4639575.62" calcext:value-type="float">
            <text:p>34,639,575.62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34688" calcext:value-type="float">
            <text:p>13468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13466962.63" calcext:value-type="float">
            <text:p>113,466,962.63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34238" calcext:value-type="float">
            <text:p>13423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1173462.78" calcext:value-type="float">
            <text:p>31,173,462.78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33293" calcext:value-type="float">
            <text:p>13329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165153.2" calcext:value-type="float">
            <text:p>1,165,153.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32915" calcext:value-type="float">
            <text:p>13291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897022.77" calcext:value-type="float">
            <text:p>4,897,022.7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32639" calcext:value-type="float">
            <text:p>13263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128282" calcext:value-type="float">
            <text:p>12828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913775.58" calcext:value-type="float">
            <text:p>9,913,775.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32117" calcext:value-type="float">
            <text:p>132117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8571969.64" calcext:value-type="float">
            <text:p>8,571,969.64</text:p>
          </table:table-cell>
          <table:table-cell table:number-columns-repeated="1017"/>
        </table:table-row>
        <table:table-row table:style-name="ro1">
          <table:table-cell office:value-type="float" office:value="131744" calcext:value-type="float">
            <text:p>13174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6434759.29" calcext:value-type="float">
            <text:p>16,434,759.29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31429" calcext:value-type="float">
            <text:p>13142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8886615.12" calcext:value-type="float">
            <text:p>98,886,615.12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29866" calcext:value-type="float">
            <text:p>12986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7902439.39" calcext:value-type="float">
            <text:p>7,902,439.39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29411" calcext:value-type="float">
            <text:p>12941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379360.23" calcext:value-type="float">
            <text:p>8,379,360.23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25887" calcext:value-type="float">
            <text:p>12588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06723.25" calcext:value-type="float">
            <text:p>406,723.2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27982" calcext:value-type="float">
            <text:p>12798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903936.63" calcext:value-type="float">
            <text:p>6,903,936.63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28119" calcext:value-type="float">
            <text:p>12811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562248.07" calcext:value-type="float">
            <text:p>9,562,248.0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26396" calcext:value-type="float">
            <text:p>12639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7307594.45" calcext:value-type="float">
            <text:p>67,307,594.4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26781" calcext:value-type="float">
            <text:p>12678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819709.7" calcext:value-type="float">
            <text:p>5,819,709.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26601" calcext:value-type="float">
            <text:p>12660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oraz podziału nadwyżki bilansowej za 2022</text:p>
          </table:table-cell>
          <table:table-cell office:value-type="float" office:value="151842371.74" calcext:value-type="float">
            <text:p>151,842,371.74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25709" calcext:value-type="float">
            <text:p>12570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8887026" calcext:value-type="float">
            <text:p>18,887,026.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14376" calcext:value-type="float">
            <text:p>11437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569393.83" calcext:value-type="float">
            <text:p>4,569,393.8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2732" calcext:value-type="float">
            <text:p>12273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53435224.64" calcext:value-type="float">
            <text:p>553,435,224.64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22259" calcext:value-type="float">
            <text:p>12225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521600.94" calcext:value-type="float">
            <text:p>1,521,600.9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21880" calcext:value-type="float">
            <text:p>12188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493074.66" calcext:value-type="float">
            <text:p>5,493,074.66</text:p>
          </table:table-cell>
          <table:table-cell table:number-columns-repeated="4"/>
          <table:table-cell office:value-type="string" calcext:value-type="string">
            <text:p>brak daty walnego. wpisana daty dodania dokumentu do krs</text:p>
          </table:table-cell>
          <table:table-cell table:number-columns-repeated="1012"/>
        </table:table-row>
        <table:table-row table:style-name="ro1">
          <table:table-cell office:value-type="float" office:value="97336" calcext:value-type="float">
            <text:p>9733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6318990.22" calcext:value-type="float">
            <text:p>26,318,990.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15183" calcext:value-type="float">
            <text:p>1151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19208.07" calcext:value-type="float">
            <text:p>319,208.0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14901" calcext:value-type="float">
            <text:p>11490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table:style-name="ce7" office:value-type="float" office:value="119513" calcext:value-type="float">
            <text:p>119513</text:p>
          </table:table-cell>
          <table:table-cell table:style-name="ce7" office:value-type="float" office:value="2022" calcext:value-type="float">
            <text:p>2022</text:p>
          </table:table-cell>
          <table:table-cell table:number-columns-repeated="2" table:style-name="ce7" office:value-type="string" calcext:value-type="string">
            <text:p>tak</text:p>
          </table:table-cell>
          <table:table-cell table:style-name="ce7" office:value-type="string" calcext:value-type="string">
            <text:p>20-04-2023</text:p>
          </table:table-cell>
          <table:table-cell table:style-name="ce7" office:value-type="string" calcext:value-type="string">
            <text:p>zatwierdzenie sprawozdania finansowego za 2022</text:p>
          </table:table-cell>
          <table:table-cell table:style-name="ce10" office:value-type="float" office:value="1012059.58" calcext:value-type="float">
            <text:p>1,012,059.5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2"/>
          <table:table-cell table:style-name="ce7" office:value-type="string" calcext:value-type="string">
            <text:p>pomimo, ze odrzucono uchwale to weszla w zycie</text:p>
          </table:table-cell>
          <table:table-cell table:style-name="ce7" table:number-columns-repeated="1012"/>
        </table:table-row>
        <table:table-row table:style-name="ro1">
          <table:table-cell office:value-type="float" office:value="117882" calcext:value-type="float">
            <text:p>11788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114194" calcext:value-type="float">
            <text:p>11419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7529006.05" calcext:value-type="float">
            <text:p>7,529,006.0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12158" calcext:value-type="float">
            <text:p>112158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1905149.85" calcext:value-type="float">
            <text:p>11,905,149.85</text:p>
          </table:table-cell>
          <table:table-cell table:number-columns-repeated="1017"/>
        </table:table-row>
        <table:table-row table:style-name="ro1">
          <table:table-cell office:value-type="float" office:value="96735" calcext:value-type="float">
            <text:p>9673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595447.25" calcext:value-type="float">
            <text:p>2,595,447.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82211" calcext:value-type="float">
            <text:p>8221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196348.17" calcext:value-type="float">
            <text:p>1,196,348.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9342" calcext:value-type="float">
            <text:p>10934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7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2662147.62" calcext:value-type="float">
            <text:p>12,662,147.6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8125" calcext:value-type="float">
            <text:p>10812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string" calcext:value-type="string">
            <text:p>zatwierdzenie sprawozdania finansowego oraz podziału nadwyżki bilansowej za 2022</text:p>
          </table:table-cell>
          <table:table-cell office:value-type="float" office:value="570364258.06" calcext:value-type="float">
            <text:p>570,364,258.06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06794" calcext:value-type="float">
            <text:p>10679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224672.59" calcext:value-type="float">
            <text:p>3,224,672.5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07113" calcext:value-type="float">
            <text:p>10711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17384.45" calcext:value-type="float">
            <text:p>917,384.4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06408" calcext:value-type="float">
            <text:p>10640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3470150.43" calcext:value-type="float">
            <text:p>13,470,150.43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06260" calcext:value-type="float">
            <text:p>10626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ie 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83818248.36" calcext:value-type="float">
            <text:p>83,818,248.36</text:p>
          </table:table-cell>
          <table:table-cell table:number-columns-repeated="1017"/>
        </table:table-row>
        <table:table-row table:style-name="ro1">
          <table:table-cell office:value-type="float" office:value="104183" calcext:value-type="float">
            <text:p>1041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7939923.36" calcext:value-type="float">
            <text:p>7,939,923.36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02858" calcext:value-type="float">
            <text:p>10285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5-2023</text:p>
          </table:table-cell>
          <table:table-cell office:value-type="string" calcext:value-type="string">
            <text:p>zatwierdzenie sprawozdania za działalnosci zarzadu za 2022</text:p>
          </table:table-cell>
          <table:table-cell office:value-type="float" office:value="1099605.22" calcext:value-type="float">
            <text:p>1,099,605.22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00309" calcext:value-type="float">
            <text:p>10030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773530.91" calcext:value-type="float">
            <text:p>1,773,530.9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9973" calcext:value-type="float">
            <text:p>9997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4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679297.45" calcext:value-type="float">
            <text:p>3,679,297.4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97338" calcext:value-type="float">
            <text:p>97338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8359492" calcext:value-type="float">
            <text:p>18,359,492.00</text:p>
          </table:table-cell>
          <table:table-cell table:number-columns-repeated="1017"/>
        </table:table-row>
        <table:table-row table:style-name="ro1">
          <table:table-cell office:value-type="float" office:value="96909" calcext:value-type="float">
            <text:p>9690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484890.92" calcext:value-type="float">
            <text:p>2,484,890.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96502" calcext:value-type="float">
            <text:p>9650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8931077.96" calcext:value-type="float">
            <text:p>18,931,077.96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float" office:value="93107" calcext:value-type="float">
            <text:p>9310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string" calcext:value-type="string">
            <text:p>zatwierdzenie sprawozdania finansowego oraz podziału nadwyżki bilansowej za 2022</text:p>
          </table:table-cell>
          <table:table-cell office:value-type="float" office:value="688349801.77" calcext:value-type="float">
            <text:p>688,349,801.77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92715" calcext:value-type="float">
            <text:p>9271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42084295.39" calcext:value-type="float">
            <text:p>142,084,295.39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92686" calcext:value-type="float">
            <text:p>9268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28023.82" calcext:value-type="float">
            <text:p>128,023.82</text:p>
          </table:table-cell>
          <table:table-cell table:number-columns-repeated="1017"/>
        </table:table-row>
        <table:table-row table:style-name="ro1">
          <table:table-cell office:value-type="float" office:value="91326" calcext:value-type="float">
            <text:p>9132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571539.82" calcext:value-type="float">
            <text:p>1,571,539.82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85177" calcext:value-type="float">
            <text:p>8517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78570568.3" calcext:value-type="float">
            <text:p>178,570,568.30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87596" calcext:value-type="float">
            <text:p>8759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85084258.1" calcext:value-type="float">
            <text:p>285,084,258.10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87027" calcext:value-type="float">
            <text:p>8702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872360.42" calcext:value-type="float">
            <text:p>9,872,360.4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74605" calcext:value-type="float">
            <text:p>7460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119710018.69" calcext:value-type="float">
            <text:p>1,119,710,018.69</text:p>
          </table:table-cell>
          <table:table-cell table:number-columns-repeated="1017"/>
        </table:table-row>
        <table:table-row table:style-name="ro1">
          <table:table-cell office:value-type="float" office:value="79632" calcext:value-type="float">
            <text:p>7963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3274807.93" calcext:value-type="float">
            <text:p>23,274,807.9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83515" calcext:value-type="float">
            <text:p>8351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047510.9" calcext:value-type="float">
            <text:p>2,047,510.90</text:p>
          </table:table-cell>
          <table:table-cell table:number-columns-repeated="4"/>
          <table:table-cell office:value-type="string" calcext:value-type="string">
            <text:p>brak danych o głosowaniu, brak danych o dacie walnego</text:p>
          </table:table-cell>
          <table:table-cell table:number-columns-repeated="1012"/>
        </table:table-row>
        <table:table-row table:style-name="ro1">
          <table:table-cell office:value-type="float" office:value="81435" calcext:value-type="float">
            <text:p>8143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0175962.6" calcext:value-type="float">
            <text:p>50,175,962.6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9647" calcext:value-type="float">
            <text:p>7964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57729683.23" calcext:value-type="float">
            <text:p>157,729,683.23</text:p>
          </table:table-cell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79817" calcext:value-type="float">
            <text:p>7981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54360347.45" calcext:value-type="float">
            <text:p>254,360,347.45</text:p>
          </table:table-cell>
          <table:table-cell office:value-type="float" office:value="205" calcext:value-type="float">
            <text:p>205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78357" calcext:value-type="float">
            <text:p>78357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426843946.53" calcext:value-type="float">
            <text:p>426,843,946.53</text:p>
          </table:table-cell>
          <table:table-cell table:number-columns-repeated="1017"/>
        </table:table-row>
        <table:table-row table:style-name="ro1">
          <table:table-cell office:value-type="float" office:value="78123" calcext:value-type="float">
            <text:p>7812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54834633.66" calcext:value-type="float">
            <text:p>254,834,633.66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77941" calcext:value-type="float">
            <text:p>7794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6469819.1" calcext:value-type="float">
            <text:p>26,469,819.10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76785" calcext:value-type="float">
            <text:p>7678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1823577.5" calcext:value-type="float">
            <text:p>21,823,577.5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75678" calcext:value-type="float">
            <text:p>7567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05938646.12" calcext:value-type="float">
            <text:p>105,938,646.12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74655" calcext:value-type="float">
            <text:p>7465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0</text:p>
          </table:table-cell>
          <table:table-cell table:number-columns-repeated="1012"/>
        </table:table-row>
        <table:table-row table:style-name="ro1">
          <table:table-cell office:value-type="float" office:value="74918" calcext:value-type="float">
            <text:p>7491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60389936.13" calcext:value-type="float">
            <text:p>260,389,936.13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73542" calcext:value-type="float">
            <text:p>7354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string" calcext:value-type="string">
            <text:p>zatwierdzenie sprawozdania za działalnosci zarzadu za 2022</text:p>
          </table:table-cell>
          <table:table-cell office:value-type="float" office:value="5099983.52" calcext:value-type="float">
            <text:p>5,099,983.52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float" office:value="73485" calcext:value-type="float">
            <text:p>7348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645509.16" calcext:value-type="float">
            <text:p>2,645,509.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3064" calcext:value-type="float">
            <text:p>7306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0991746.22" calcext:value-type="float">
            <text:p>40,991,746.2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71899" calcext:value-type="float">
            <text:p>7189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69548" calcext:value-type="float">
            <text:p>6954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49953694.71" calcext:value-type="float">
            <text:p>149,953,694.71</text:p>
          </table:table-cell>
          <table:table-cell office:value-type="float" office:value="206" calcext:value-type="float">
            <text:p>206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number-columns-repeated="1014"/>
        </table:table-row>
        <table:table-row table:style-name="ro1">
          <table:table-cell office:value-type="float" office:value="69923" calcext:value-type="float">
            <text:p>6992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9879233.79" calcext:value-type="float">
            <text:p>89,879,233.79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69636" calcext:value-type="float">
            <text:p>6963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192458.6" calcext:value-type="float">
            <text:p>5,192,458.6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5904" calcext:value-type="float">
            <text:p>6590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046564.37" calcext:value-type="float">
            <text:p>2,046,564.3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1423" calcext:value-type="float">
            <text:p>6142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5950661.67" calcext:value-type="float">
            <text:p>55,950,661.67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66718" calcext:value-type="float">
            <text:p>6671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690359.16" calcext:value-type="float">
            <text:p>9,690,359.16</text:p>
          </table:table-cell>
          <table:table-cell table:number-columns-repeated="1017"/>
        </table:table-row>
        <table:table-row table:style-name="ro1">
          <table:table-cell office:value-type="float" office:value="62441" calcext:value-type="float">
            <text:p>6244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974066.55" calcext:value-type="float">
            <text:p>8,974,066.5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63561" calcext:value-type="float">
            <text:p>6356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6702595.79" calcext:value-type="float">
            <text:p>36,702,595.79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59564" calcext:value-type="float">
            <text:p>5956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9-2022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71109.88" calcext:value-type="float">
            <text:p>871,109.8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63956" calcext:value-type="float">
            <text:p>6395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57287" calcext:value-type="float">
            <text:p>5728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7917126.63" calcext:value-type="float">
            <text:p>7,917,126.6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51619" calcext:value-type="float">
            <text:p>5161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7863272.9" calcext:value-type="float">
            <text:p>7,863,272.90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60947" calcext:value-type="float">
            <text:p>6094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885083.53" calcext:value-type="float">
            <text:p>1,885,083.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60686" calcext:value-type="float">
            <text:p>6068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0064485.17" calcext:value-type="float">
            <text:p>10,064,485.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61605" calcext:value-type="float">
            <text:p>6160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7202190.93" calcext:value-type="float">
            <text:p>37,202,190.93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61337" calcext:value-type="float">
            <text:p>6133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1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2501801.86" calcext:value-type="float">
            <text:p>12,501,801.8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0624" calcext:value-type="float">
            <text:p>6062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301275.62" calcext:value-type="float">
            <text:p>1,301,275.62</text:p>
          </table:table-cell>
          <table:table-cell table:number-columns-repeated="1017"/>
        </table:table-row>
        <table:table-row table:style-name="ro1">
          <table:table-cell office:value-type="float" office:value="57121" calcext:value-type="float">
            <text:p>5712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69201.16" calcext:value-type="float">
            <text:p>369,201.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8783" calcext:value-type="float">
            <text:p>587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6855674.75" calcext:value-type="float">
            <text:p>66,855,674.7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56304" calcext:value-type="float">
            <text:p>5630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51441325.76" calcext:value-type="float">
            <text:p>151,441,325.76</text:p>
          </table:table-cell>
          <table:table-cell table:number-columns-repeated="1017"/>
        </table:table-row>
        <table:table-row table:style-name="ro1">
          <table:table-cell office:value-type="float" office:value="56262" calcext:value-type="float">
            <text:p>5626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05190920.65" calcext:value-type="float">
            <text:p>305,190,920.6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56744" calcext:value-type="float">
            <text:p>5674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754249.36" calcext:value-type="float">
            <text:p>6,754,249.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5359" calcext:value-type="float">
            <text:p>5535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4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476987.86" calcext:value-type="float">
            <text:p>2,476,987.8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55749" calcext:value-type="float">
            <text:p>5574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6644904.45" calcext:value-type="float">
            <text:p>46,644,904.4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55027" calcext:value-type="float">
            <text:p>5502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8-07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2562418.11" calcext:value-type="float">
            <text:p>12,562,418.11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53555" calcext:value-type="float">
            <text:p>5355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brak danych o głosowaniu, aktywa sa wpisane jako 0</text:p>
          </table:table-cell>
          <table:table-cell table:number-columns-repeated="1012"/>
        </table:table-row>
        <table:table-row table:style-name="ro1">
          <table:table-cell office:value-type="float" office:value="47740" calcext:value-type="float">
            <text:p>4774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183462.6" calcext:value-type="float">
            <text:p>5,183,462.6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8636" calcext:value-type="float">
            <text:p>4863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38680.8" calcext:value-type="float">
            <text:p>338,680.8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7439" calcext:value-type="float">
            <text:p>4743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43664.86" calcext:value-type="float">
            <text:p>943,664.86</text:p>
          </table:table-cell>
          <table:table-cell table:number-columns-repeated="1017"/>
        </table:table-row>
        <table:table-row table:style-name="ro1">
          <table:table-cell office:value-type="float" office:value="41859" calcext:value-type="float">
            <text:p>4185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0</text:p>
          </table:table-cell>
          <table:table-cell table:number-columns-repeated="1012"/>
        </table:table-row>
        <table:table-row table:style-name="ro1">
          <table:table-cell office:value-type="float" office:value="37655" calcext:value-type="float">
            <text:p>3765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0284625.32" calcext:value-type="float">
            <text:p>30,284,625.3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float" office:value="41402" calcext:value-type="float">
            <text:p>4140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9208124.07" calcext:value-type="float">
            <text:p>19,208,124.07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float" office:value="41813" calcext:value-type="float">
            <text:p>4181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1100535.04" calcext:value-type="float">
            <text:p>11,100,535.0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9464" calcext:value-type="float">
            <text:p>3946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9616411.96" calcext:value-type="float">
            <text:p>19,616,411.96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38688" calcext:value-type="float">
            <text:p>3868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5092378.79" calcext:value-type="float">
            <text:p>65,092,378.79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38475" calcext:value-type="float">
            <text:p>3847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1563416.65" calcext:value-type="float">
            <text:p>11,563,416.6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38220" calcext:value-type="float">
            <text:p>382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78038705.3" calcext:value-type="float">
            <text:p>178,038,705.30</text:p>
          </table:table-cell>
          <table:table-cell table:number-columns-repeated="1017"/>
        </table:table-row>
        <table:table-row table:style-name="ro1">
          <table:table-cell table:style-name="ce7" office:value-type="float" office:value="37033" calcext:value-type="float">
            <text:p>37033</text:p>
          </table:table-cell>
          <table:table-cell table:style-name="ce7" office:value-type="float" office:value="2022" calcext:value-type="float">
            <text:p>2022</text:p>
          </table:table-cell>
          <table:table-cell table:number-columns-repeated="2" table:style-name="ce7" office:value-type="string" calcext:value-type="string">
            <text:p>tak</text:p>
          </table:table-cell>
          <table:table-cell table:style-name="ce7" office:value-type="string" calcext:value-type="string">
            <text:p>24-06-2023</text:p>
          </table:table-cell>
          <table:table-cell table:style-name="ce7" office:value-type="string" calcext:value-type="string">
            <text:p>zatwierdzenie sprawozdania finansowego za 2022</text:p>
          </table:table-cell>
          <table:table-cell table:style-name="ce10" office:value-type="float" office:value="40671217.29" calcext:value-type="float">
            <text:p>40,671,217.2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number-columns-repeated="2"/>
          <table:table-cell table:style-name="ce7" office:value-type="string" calcext:value-type="string">
            <text:p>wiecej glosow przeciw</text:p>
          </table:table-cell>
          <table:table-cell table:style-name="ce7" table:number-columns-repeated="1012"/>
        </table:table-row>
        <table:table-row table:style-name="ro1">
          <table:table-cell office:value-type="float" office:value="35880" calcext:value-type="float">
            <text:p>3588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table:style-name="ce7" office:value-type="string" calcext:value-type="string">
            <text:p>zatwierdzenie sprawozdania finansowego za 2022</text:p>
          </table:table-cell>
          <table:table-cell office:value-type="float" office:value="142808.2" calcext:value-type="float">
            <text:p>142,808.20</text:p>
          </table:table-cell>
          <table:table-cell table:number-columns-repeated="1017"/>
        </table:table-row>
        <table:table-row table:style-name="ro1">
          <table:table-cell office:value-type="float" office:value="31021" calcext:value-type="float">
            <text:p>3102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3584424.62" calcext:value-type="float">
            <text:p>3,584,424.62</text:p>
          </table:table-cell>
          <table:table-cell table:number-columns-repeated="1017"/>
        </table:table-row>
        <table:table-row table:style-name="ro1">
          <table:table-cell office:value-type="float" office:value="33334" calcext:value-type="float">
            <text:p>3333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93345723.72" calcext:value-type="float">
            <text:p>193,345,723.72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32246" calcext:value-type="float">
            <text:p>3224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8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43492.81" calcext:value-type="float">
            <text:p>343,492.8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2164" calcext:value-type="float">
            <text:p>3216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18413423.89" calcext:value-type="float">
            <text:p>118,413,423.89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1897" calcext:value-type="float">
            <text:p>3189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6348365.61" calcext:value-type="float">
            <text:p>26,348,365.6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6725" calcext:value-type="float">
            <text:p>16725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40223378.28" calcext:value-type="float">
            <text:p>140,223,378.28</text:p>
          </table:table-cell>
          <table:table-cell table:number-columns-repeated="1017"/>
        </table:table-row>
        <table:table-row table:style-name="ro1">
          <table:table-cell office:value-type="float" office:value="14693" calcext:value-type="float">
            <text:p>1469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1173310.47" calcext:value-type="float">
            <text:p>11,173,310.47</text:p>
          </table:table-cell>
          <table:table-cell table:number-columns-repeated="1017"/>
        </table:table-row>
        <table:table-row table:style-name="ro1">
          <table:table-cell office:value-type="float" office:value="29183" calcext:value-type="float">
            <text:p>291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4696525.35" calcext:value-type="float">
            <text:p>24,696,525.3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7073" calcext:value-type="float">
            <text:p>2707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0345109.06" calcext:value-type="float">
            <text:p>10,345,109.0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6051" calcext:value-type="float">
            <text:p>2605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8301138.97" calcext:value-type="float">
            <text:p>98,301,138.97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25981" calcext:value-type="float">
            <text:p>2598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 20220</text:p>
          </table:table-cell>
          <table:table-cell table:number-columns-repeated="1012"/>
        </table:table-row>
        <table:table-row table:style-name="ro1">
          <table:table-cell office:value-type="float" office:value="25563" calcext:value-type="float">
            <text:p>2556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5419569.63" calcext:value-type="float">
            <text:p>15,419,569.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8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412529.04" calcext:value-type="float">
            <text:p>2,412,529.0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4786" calcext:value-type="float">
            <text:p>2478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0873159.02" calcext:value-type="float">
            <text:p>20,873,159.0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3171" calcext:value-type="float">
            <text:p>2317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7844504.92" calcext:value-type="float">
            <text:p>37,844,504.92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4328" calcext:value-type="float">
            <text:p>2432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3295502.52" calcext:value-type="float">
            <text:p>33,295,502.5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3244" calcext:value-type="float">
            <text:p>2324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6009011" calcext:value-type="float">
            <text:p>16,009,011.0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23347" calcext:value-type="float">
            <text:p>23347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29659067.25" calcext:value-type="float">
            <text:p>29,659,067.25</text:p>
          </table:table-cell>
          <table:table-cell table:number-columns-repeated="1017"/>
        </table:table-row>
        <table:table-row table:style-name="ro1">
          <table:table-cell office:value-type="float" office:value="21152" calcext:value-type="float">
            <text:p>2115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1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06259269.67" calcext:value-type="float">
            <text:p>406,259,269.67</text:p>
          </table:table-cell>
          <table:table-cell office:value-type="float" office:value="326" calcext:value-type="float">
            <text:p>326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office:value-type="float" office:value="12927" calcext:value-type="float">
            <text:p>12927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89416099.3" calcext:value-type="float">
            <text:p>189,416,099.30</text:p>
          </table:table-cell>
          <table:table-cell table:number-columns-repeated="1017"/>
        </table:table-row>
        <table:table-row table:style-name="ro1">
          <table:table-cell office:value-type="float" office:value="17795" calcext:value-type="float">
            <text:p>1779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6391485.17" calcext:value-type="float">
            <text:p>36,391,485.17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float" office:value="17484" calcext:value-type="float">
            <text:p>1748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0036211.82" calcext:value-type="float">
            <text:p>80,036,211.8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6111" calcext:value-type="float">
            <text:p>1611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3069326.17" calcext:value-type="float">
            <text:p>63,069,326.17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7250" calcext:value-type="float">
            <text:p>1725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000226.43" calcext:value-type="float">
            <text:p>8,000,226.4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11091" calcext:value-type="float">
            <text:p>1109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2004682.43" calcext:value-type="float">
            <text:p>2,004,682.43</text:p>
          </table:table-cell>
          <table:table-cell table:number-columns-repeated="1017"/>
        </table:table-row>
        <table:table-row table:style-name="ro1">
          <table:table-cell office:value-type="float" office:value="14606" calcext:value-type="float">
            <text:p>1460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81994622.18" calcext:value-type="float">
            <text:p>81,994,622.1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5990" calcext:value-type="float">
            <text:p>1599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8-07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202402102.33" calcext:value-type="float">
            <text:p>202,402,102.33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3073" calcext:value-type="float">
            <text:p>1307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4007550.15" calcext:value-type="float">
            <text:p>4,007,550.1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1836" calcext:value-type="float">
            <text:p>1183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1-06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4262419.71" calcext:value-type="float">
            <text:p>4,262,419.71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1826" calcext:value-type="float">
            <text:p>1182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152053122.36" calcext:value-type="float">
            <text:p>152,053,122.36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1731" calcext:value-type="float">
            <text:p>1173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6263694.15" calcext:value-type="float">
            <text:p>6,263,694.1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1375" calcext:value-type="float">
            <text:p>1137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6753961.69" calcext:value-type="float">
            <text:p>6,753,961.6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2329045.26" calcext:value-type="float">
            <text:p>2,329,045.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1330" calcext:value-type="float">
            <text:p>1133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z zarzadu spoldzielni 2022</text:p>
          </table:table-cell>
          <table:table-cell office:value-type="float" office:value="6984124.8" calcext:value-type="float">
            <text:p>6,984,124.80</text:p>
          </table:table-cell>
          <table:table-cell table:number-columns-repeated="1017"/>
        </table:table-row>
        <table:table-row table:style-name="ro1">
          <table:table-cell office:value-type="float" office:value="10784" calcext:value-type="float">
            <text:p>1078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7217220.95" calcext:value-type="float">
            <text:p>7,217,220.9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0365" calcext:value-type="float">
            <text:p>1036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1-2024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201852216.82" calcext:value-type="float">
            <text:p>201,852,216.82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0235" calcext:value-type="float">
            <text:p>1023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2-06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127905833.03" calcext:value-type="float">
            <text:p>127,905,833.03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5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320538587.41" calcext:value-type="float">
            <text:p>320,538,587.41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6969" calcext:value-type="float">
            <text:p>6969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4602464.32" calcext:value-type="float">
            <text:p>14,602,464.32</text:p>
          </table:table-cell>
          <table:table-cell table:number-columns-repeated="1017"/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86347809.8" calcext:value-type="float">
            <text:p>86,347,809.8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5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53955062.8" calcext:value-type="float">
            <text:p>53,955,062.8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51860428.01" calcext:value-type="float">
            <text:p>51,860,428.01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25168" calcext:value-type="float">
            <text:p>12516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33394805.75" calcext:value-type="float">
            <text:p>33,394,805.75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 table:number-rows-repeated="10482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0:50:52.084659820</meta:creation-date>
    <dc:date>2024-04-06T10:25:19.224151720</dc:date>
    <meta:editing-duration>PT12H9M1S</meta:editing-duration>
    <meta:editing-cycles>11</meta:editing-cycles>
    <meta:generator>LibreOffice/7.3.7.2$Linux_X86_64 LibreOffice_project/30$Build-2</meta:generator>
    <meta:document-statistic meta:table-count="1" meta:cell-count="2706" meta:object-count="0"/>
  </office:meta>
</office:document-meta>
</file>